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Witam Pana,</text:p>
      <text:p text:style-name="Preformatted_20_Text"/>
      <text:p text:style-name="Preformatted_20_Text">Obiecałem Panu kilka pozycji o metodach obliczania opadu powierzchniowego. Tu jest kilka adresów do pozycji w języku polskim:</text:p>
      <text:p text:style-name="Preformatted_20_Text"/>
      <text:p text:style-name="Preformatted_20_Text"><text:a xlink:type="simple" xlink:href="http://holmes.iigw.pl/%7Ewbanach/dydaktyka/hydrologia_inf/pliki/cwiczenia/obliczenie_opadu_sredniego_w_zlewni.pdf" office:target-frame-name="_blank" xlink:show="new">http://holmes.iigw.pl/~wbanach/dydaktyka/hydrologia_inf/pliki/cwiczenia/obliczenie_opadu_sredniego_w_zlewni.pdf</text:a></text:p>
      <text:p text:style-name="Preformatted_20_Text"/>
      <text:p text:style-name="Preformatted_20_Text"><text:a xlink:type="simple" xlink:href="http://holmes.iigw.pl/%7Embodzion/dydaktyka/hydrologia_zao/pliki/rozklad_opadu.pdf" office:target-frame-name="_blank" xlink:show="new">http://holmes.iigw.pl/~mbodzion/dydaktyka/hydrologia_zao/pliki/rozklad_opadu.pdf</text:a></text:p>
      <text:p text:style-name="Preformatted_20_Text"/>
      <text:p text:style-name="Preformatted_20_Text"><text:a xlink:type="simple" xlink:href="http://www.ujk.edu.pl/zhig/hio/cw11_met_obl_obsz_wys_opadow.pdf" office:target-frame-name="_blank" xlink:show="new">http://www.ujk.edu.pl/zhig/hio/cw11_met_obl_obsz_wys_opadow.pdf</text:a></text:p>
      <text:p text:style-name="Preformatted_20_Text"/>
      <text:p text:style-name="Preformatted_20_Text"><text:a xlink:type="simple" xlink:href="http://materialy.wb.pb.edu.pl/mariawalery/files/2013/01/wyklad-z-hydrologii_met.-oblicz.-opadu-śred.1.pdf" office:target-frame-name="_blank" xlink:show="new">http://materialy.wb.pb.edu.pl/mariawalery/files/2013/01/wyklad-z-hydrologii_met.-oblicz.-opadu-%C5%9Bred.1.pdf</text:a></text:p>
      <text:p text:style-name="Preformatted_20_Text"/>
      <text:p text:style-name="Preformatted_20_Text"><text:a xlink:type="simple" xlink:href="http://www.google.pl/url?sa=t&amp;rct=j&amp;q=&amp;esrc=s&amp;source=web&amp;cd=1&amp;ved=0CCEQFjAA&amp;url=http%3A%2F%2Fwww.geoinfo.amu.edu.pl%2Fstaff%2Fastach%2Fwyklady%2Finterpolacje.ppt&amp;ei=RJVUVdLlKoGtsgGr9YDABA&amp;usg=AFQjCNECwvntm2rgNm95e4X0vlh54qoyJw&amp;bvm=bv.93112503,d.bGg" office:target-frame-name="_blank" xlink:show="new">http://www.google.pl/url?sa=t&amp;rct=j&amp;q=&amp;esrc=s&amp;source=web&amp;cd=1&amp;ved=0CCEQFjAA&amp;url=http%3A%2F%2Fwww.geoinfo.amu.edu.pl%2Fstaff%2Fastach%2Fwyklady%2Finterpolacje.ppt&amp;ei=RJVUVdLlKoGtsgGr9YDABA&amp;usg=AFQjCNECwvntm2rgNm95e4X0vlh54qoyJw&amp;bvm=bv.93112503,d.bGg</text:a></text:p>
      <text:p text:style-name="Preformatted_20_Text">(hasło: interpolacja danych przestrzennych w GIS)</text:p>
      <text:p text:style-name="Preformatted_20_Text"/>
      <text:p text:style-name="Preformatted_20_Text"/>
      <text:p text:style-name="Preformatted_20_Text">W języku angielskim:</text:p>
      <text:p text:style-name="Preformatted_20_Text"><text:a xlink:type="simple" xlink:href="http://www.google.pl/url?sa=t&amp;rct=j&amp;q=&amp;esrc=s&amp;source=web&amp;cd=5&amp;ved=0CEEQFjAE&amp;url=http%3A%2F%2Fcourses.nres.uiuc.edu%2Fnres401%2Frainfall_measurements.ppt&amp;ei=xptUVYnqF4qZsgHqioDgBA&amp;usg=AFQjCNG42UtumIGxJGibEJGxE52yCqAY4A&amp;bvm=bv.93112503,d.bGg" office:target-frame-name="_blank" xlink:show="new">http://www.google.pl/url?sa=t&amp;rct=j&amp;q=&amp;esrc=s&amp;source=web&amp;cd=5&amp;ved=0CEEQFjAE&amp;url=http%3A%2F%2Fcourses.nres.uiuc.edu%2Fnres401%2Frainfall_measurements.ppt&amp;ei=xptUVYnqF4qZsgHqioDgBA&amp;usg=AFQjCNG42UtumIGxJGibEJGxE52yCqAY4A&amp;bvm=bv.93112503,d.bGg</text:a></text:p>
      <text:p text:style-name="Preformatted_20_Text"/>
      <text:p text:style-name="P1"><text:a xlink:type="simple" xlink:href="https://ceprofs.tamu.edu/folivera/DissertationsAndThesis/Tarun/Tarun.pdf" office:target-frame-name="_blank" xlink:show="new">https://ceprofs.tamu.edu/folivera/DissertationsAndThesis/Tarun/Tarun.pdf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15:26:55.791130000</meta:creation-date>
    <dc:date>2015-05-14T15:28:00.615267000</dc:date>
    <meta:editing-duration>P0D</meta:editing-duration>
    <meta:editing-cycles>1</meta:editing-cycles>
    <meta:document-statistic meta:table-count="0" meta:image-count="0" meta:object-count="0" meta:page-count="1" meta:paragraph-count="11" meta:word-count="36" meta:character-count="1128" meta:non-whitespace-character-count="1103"/>
    <meta:generator>LibreOffice/4.1.1.2$MacOSX_x86 LibreOffice_project/7e4286b58adc75a14f6d83f53a03b6c11fa2903</meta:generator>
  </office:meta>
</office:document-meta>
</file>